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590.538527642836" calcext:value-type="float">
            <text:p>590.538527642836</text:p>
          </table:table-cell>
          <table:table-cell office:value-type="float" office:value="528.123219852347" calcext:value-type="float">
            <text:p>528.123219852347</text:p>
          </table:table-cell>
          <table:table-cell table:formula="of:=100*([.B2]/[.C2]-1)" office:value-type="float" office:value="11.8183229678747" calcext:value-type="float">
            <text:p>11.8183229678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630.690927891789" calcext:value-type="float">
            <text:p>630.690927891789</text:p>
          </table:table-cell>
          <table:table-cell office:value-type="float" office:value="588.292598383162" calcext:value-type="float">
            <text:p>588.292598383162</text:p>
          </table:table-cell>
          <table:table-cell table:formula="of:=100*([.B3]/[.C3]-1)" office:value-type="float" office:value="7.20701392897916" calcext:value-type="float">
            <text:p>7.20701392897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637.609507141489" calcext:value-type="float">
            <text:p>637.609507141489</text:p>
          </table:table-cell>
          <table:table-cell office:value-type="float" office:value="625.733896378739" calcext:value-type="float">
            <text:p>625.733896378739</text:p>
          </table:table-cell>
          <table:table-cell table:formula="of:=100*([.B4]/[.C4]-1)" office:value-type="float" office:value="1.89786917913124" calcext:value-type="float">
            <text:p>1.89786917913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634.016708355612" calcext:value-type="float">
            <text:p>634.016708355612</text:p>
          </table:table-cell>
          <table:table-cell office:value-type="float" office:value="625.789352204616" calcext:value-type="float">
            <text:p>625.789352204616</text:p>
          </table:table-cell>
          <table:table-cell table:formula="of:=100*([.B5]/[.C5]-1)" office:value-type="float" office:value="1.31471654511406" calcext:value-type="float">
            <text:p>1.31471654511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642.691732327053" calcext:value-type="float">
            <text:p>642.691732327053</text:p>
          </table:table-cell>
          <table:table-cell office:value-type="float" office:value="739.0138774585" calcext:value-type="float">
            <text:p>739.0138774585</text:p>
          </table:table-cell>
          <table:table-cell table:formula="of:=100*([.B6]/[.C6]-1)" office:value-type="float" office:value="-13.0338750150001" calcext:value-type="float">
            <text:p>-13.033875015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626.748732632437" calcext:value-type="float">
            <text:p>626.748732632437</text:p>
          </table:table-cell>
          <table:table-cell office:value-type="float" office:value="579.894084639277" calcext:value-type="float">
            <text:p>579.894084639277</text:p>
          </table:table-cell>
          <table:table-cell table:formula="of:=100*([.B7]/[.C7]-1)" office:value-type="float" office:value="8.07986307056485" calcext:value-type="float">
            <text:p>8.07986307056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5.952390917702" calcext:value-type="float">
            <text:p>765.952390917702</text:p>
          </table:table-cell>
          <table:table-cell office:value-type="float" office:value="716.953121366599" calcext:value-type="float">
            <text:p>716.953121366599</text:p>
          </table:table-cell>
          <table:table-cell table:formula="of:=100*([.B8]/[.C8]-1)" office:value-type="float" office:value="6.83437565034994" calcext:value-type="float">
            <text:p>6.83437565034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87.598552094969" calcext:value-type="float">
            <text:p>587.598552094969</text:p>
          </table:table-cell>
          <table:table-cell office:value-type="float" office:value="312.444543058106" calcext:value-type="float">
            <text:p>312.444543058106</text:p>
          </table:table-cell>
          <table:table-cell table:formula="of:=100*([.B9]/[.C9]-1)" office:value-type="float" office:value="88.0649110858984" calcext:value-type="float">
            <text:p>88.064911085898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5-30T19:51:36.052925509</dc:date>
    <dc:creator>Davide Ancona</dc:creator>
    <meta:editing-duration>PT16M33S</meta:editing-duration>
    <meta:editing-cycles>10</meta:editing-cycles>
    <meta:generator>LibreOffice/5.3.4.2$Linux_X86_64 LibreOffice_project/30$Build-2</meta:generator>
    <meta:document-statistic meta:table-count="1" meta:cell-count="36" meta:object-count="0"/>
  </office:meta>
</office:document-meta>
</file>